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A000000F614F18D42D2667055.jpg" manifest:media-type="image/jpeg"/>
  <manifest:file-entry manifest:full-path="Pictures/100000000000024F000001D8365059DAEF980003.jpg" manifest:media-type="image/jpeg"/>
  <manifest:file-entry manifest:full-path="Pictures/1000020000000981000001E0DFF3FE175A2D60C3.gif" manifest:media-type="image/gif"/>
  <manifest:file-entry manifest:full-path="Pictures/10000000000001490000004884AF033E70F3ED4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" fo:font-size="12pt" style:font-name-asian="Calibri1" style:font-size-asian="12pt" style:font-name-complex="Calibri1" style:font-size-complex="12pt"/>
    </style:style>
    <style:style style:name="P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6" style:family="paragraph" style:parent-style-name="Standard">
      <style:paragraph-properties fo:margin-top="0.1665in" fo:margin-bottom="0in" loext:contextual-spacing="false" fo:line-height="100%"/>
    </style:style>
    <style:style style:name="P7" style:family="paragraph" style:parent-style-name="Standard">
      <style:paragraph-properties fo:margin-left="0in" fo:margin-right="0in" fo:margin-top="0.1665in" fo:margin-bottom="0in" loext:contextual-spacing="false" fo:line-height="100%" fo:text-indent="0.5in" style:auto-text-indent="false"/>
    </style:style>
    <style:style style:name="P8" style:family="paragraph" style:parent-style-name="Standard">
      <style:paragraph-properties fo:margin-left="0in" fo:margin-right="0in" fo:margin-top="0.1665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font-variant="small-caps" fo:color="#2c4d72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8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6937in" style:type="right"/>
        </style:tab-stops>
      </style:paragraph-properties>
    </style:style>
    <style:style style:name="P11" style:family="paragraph" style:parent-style-name="Standard">
      <style:paragraph-properties fo:margin-left="0.4925in" fo:margin-right="0in" fo:margin-top="0in" fo:margin-bottom="0in" loext:contextual-spacing="false" fo:line-height="100%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T1" style:family="text"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T2" style:family="text">
      <style:text-properties style:font-name="Calibri" fo:font-size="12pt" style:font-name-asian="Calibri1" style:font-size-asian="12pt" style:font-name-complex="Calibri1" style:font-size-complex="12pt"/>
    </style:style>
    <style:style style:name="T3" style:family="text">
      <style:text-properties style:font-name="Georgia" fo:font-size="11pt" style:font-name-asian="Georgia1" style:font-size-asian="11pt" style:font-name-complex="Georgia1" style:font-size-complex="11pt"/>
    </style:style>
    <style:style style:name="T4" style:family="text">
      <style:text-properties fo:font-variant="normal" fo:text-transform="none" fo:color="#345180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<text:span text:style-name="T1">CONTENIDOS MEMORIA PROYECTO CICLO DAW</text:span></text:p>
      <text:p text:style-name="P1"/>
      <text:p text:style-name="P4"/>
      <text:p text:style-name="P2"><text:span text:style-name="T2">De cada proyecto se presentará una memoria que contendrá los apartados siguientes:</text:span></text:p>
      <text:p text:style-name="P4"/>
      <text:p text:style-name="P6"><text:span text:style-name="T3">1. Introducción</text:span></text:p>
      <text:p text:style-name="P7"><text:span text:style-name="T3">1.1 Justificación</text:span></text:p>
      <text:p text:style-name="P7"><text:span text:style-name="T3">1.2 Objetivos</text:span></text:p>
      <text:p text:style-name="P6"><text:span text:style-name="T3">2. Especificación de requisitos software</text:span></text:p>
      <text:p text:style-name="P7"><text:span text:style-name="T3">2.1 Propósito</text:span></text:p>
      <text:p text:style-name="P7"><text:span text:style-name="T3">2.2 Descripción general</text:span></text:p>
      <text:p text:style-name="P7"><text:span text:style-name="T3">2.3 Requisitos funcionales</text:span></text:p>
      <text:p text:style-name="P7"><text:span text:style-name="T3">2.4 Requisitos no funcionales</text:span></text:p>
      <text:p text:style-name="P6"><text:span text:style-name="T3">3. Fase de análisis</text:span></text:p>
      <text:p text:style-name="P7"><text:span text:style-name="T3">3.1 Diagrama entidad-relación</text:span></text:p>
      <text:p text:style-name="P7"><text:span text:style-name="T3">3.2 Casos de uso</text:span></text:p>
      <text:p text:style-name="P6"><text:span text:style-name="T3">4. Fase de diseño</text:span></text:p>
      <text:p text:style-name="P7"><text:span text:style-name="T3">4.1 Capa de presentación</text:span></text:p>
      <text:p text:style-name="P7"><text:span text:style-name="T3">4.2 Capa de persistencia</text:span></text:p>
      <text:p text:style-name="P7"><text:span text:style-name="T3">4.3 Capa de lógica</text:span></text:p>
      <text:p text:style-name="P6"><text:span text:style-name="T3">5. Detalles de implementación</text:span></text:p>
      <text:p text:style-name="P6"><text:span text:style-name="T3">6. Pruebas</text:span></text:p>
      <text:p text:style-name="P6"><text:span text:style-name="T3">7. Conclusiones y futuras ampliaciones</text:span></text:p>
      <text:p text:style-name="P8"><text:span text:style-name="T3">8. Bibliografía <text:s/></text:span></text:p>
      <text:p text:style-name="P11"/>
      <text:p text:style-name="P11"/>
      <text:p text:style-name="P2"><text:span text:style-name="T2">En algún caso es posible que alguno de estos apartados pueda quedar en blanco, por la propia naturaleza del proyecto.</text:span></text:p>
      <text:p text:style-name="P1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keep-together="always" fo:text-indent="-0.3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Liberation Sans1" fo:font-family="'Liberation Sans'" style:font-family-generic="roman" style:font-pitch="variable" fo:font-size="14pt" fo:font-style="italic" fo:font-weight="bold" style:font-name-asian="Liberation Sans2" style:font-family-asian="'Liberation Sans'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font-variant="small-caps" fo:color="#2c4d72"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8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6937in" style:type="right"/>
        </style:tab-stops>
      </style:paragraph-properties>
    </style:style>
    <style:style style:name="MT1" style:family="text">
      <style:text-properties fo:font-variant="normal" fo:text-transform="none" fo:color="#345180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516in" fo:margin-bottom="0.3937in" fo:margin-left="0.7874in" fo:margin-right="0.7874in" style:writing-mode="lr-tb" style:layout-grid-color="#c0c0c0" style:layout-grid-lines="25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.3937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jpg" text:anchor-type="char" svg:x="2.2209in" svg:y="-0.3228in" svg:width="2.5866in" svg:height="0.5984in" draw:z-index="3"><draw:image xlink:href="Pictures/10000000000001490000004884AF033E70F3ED49.jpg" xlink:type="simple" xlink:show="embed" xlink:actuate="onLoad" loext:mime-type="image/jpeg"/></draw:frame><draw:frame draw:style-name="Mfr2" draw:name="image4.gif" text:anchor-type="char" svg:x="-0.4035in" svg:y="-0.3102in" svg:width="2.5102in" svg:height="0.6362in" draw:z-index="2"><draw:image xlink:href="Pictures/1000020000000981000001E0DFF3FE175A2D60C3.gif" xlink:type="simple" xlink:show="embed" xlink:actuate="onLoad" loext:mime-type="image/gif"/></draw:frame><draw:frame draw:style-name="Mfr3" draw:name="image1.jpg" text:anchor-type="char" svg:x="4.9689in" svg:y="-0.3516in" svg:width="0.9516in" svg:height="0.6354in" draw:z-index="1"><draw:image xlink:href="Pictures/100000000000024F000001D8365059DAEF980003.jpg" xlink:type="simple" xlink:show="embed" xlink:actuate="onLoad" loext:mime-type="image/jpeg"/></draw:frame><draw:frame draw:style-name="Mfr4" draw:name="image2.jpg" text:anchor-type="char" svg:x="5.9783in" svg:y="-0.302in" svg:width="1.0728in" svg:height="0.5362in" draw:z-index="0"><draw:image xlink:href="Pictures/10000000000001EA000000F614F18D42D2667055.jpg" xlink:type="simple" xlink:show="embed" xlink:actuate="onLoad" loext:mime-type="image/jpeg"/></draw:frame></text:p>
        <text:p text:style-name="MP1"/>
        <text:p text:style-name="MP1"/>
        <text:p text:style-name="MP1"/>
      </style:header>
      <style:footer>
        <text:p text:style-name="MP2"><text:span text:style-name="MT1">Av. Germans Maristes, 25 <text:s text:c="2"/>- <text:s text:c="2"/>46013 València<text:tab/>www.iesfuentesanluis.org</text:span></text:p>
        <text:p text:style-name="MP2"><text:span text:style-name="MT1">Telf. 96 120 60 65 <text:s/>Fax: 96 120 60 66<text:tab/>46014224@edu.gva.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24" meta:word-count="119" meta:character-count="780" meta:non-whitespace-character-count="678"/>
    <meta:generator>LibreOfficeDev/6.0.5.2$Linux_X86_64 LibreOffice_project/</meta:generator>
  </office:meta>
</office:document-meta>
</file>